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FieldValueResolverTests.resolveWhenRequiredFieldAndNoBean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FieldValueResolverTests.forFieldWhenFieldNameIsEmpty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utowiredFieldValueResolverTests.resolveAndSetSet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FieldValueResolverTests.resolveWhenRegisteredBean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edFieldValueResolverTests.resolveRegistersDependan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FieldValueResolverTests.findAutowireCandidates( String beanName , Class &lt; ? &gt; requiredType ,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FieldValueResolverTests.resolveWithActionWhenDeducedGenericCall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FieldValueResolverTests.resolveWhenFieldIsMissing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FieldValueResolverTests.resolveObjectWhenUsingShortcutInjectsDirect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owiredFieldValueResolverTests.resolveAndSetWhenInstance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FieldValueResolverTests.resolveWithActionCall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FieldValueResolverTests.resolveWithActionWhenAction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FieldValueResolverTests.resolveWhenRequiredFieldAndBeanReturn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FieldValueResolverTests.resolveReturn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FieldValueResolverTests.resolveWhenRequiredFieldAndNoBean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utowiredFieldValueResolverTests.registerTestBean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